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Liberation Sans3" svg:font-family="'Liberation Sans'" style:font-adornments="Regular" style:font-pitch="variable"/>
    <style:font-face style:name="Nachlieli CLM3" svg:font-family="'Nachlieli CLM'" style:font-adornments="Regular" style:font-pitch="variable"/>
    <style:font-face style:name="Times New Roman" svg:font-family="'Times New Roman'" style:font-adornments="Regular" style:font-pitch="variable"/>
    <style:font-face style:name="Times New Roman (Hebrew)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f128b"/>
    </style:style>
    <style:style style:name="P4" style:family="paragraph" style:parent-style-name="Heading_20_2">
      <style:text-properties officeooo:paragraph-rsid="0621f346"/>
    </style:style>
    <style:style style:name="P5" style:family="paragraph" style:parent-style-name="Text_20_body">
      <style:text-properties officeooo:rsid="0607daed" officeooo:paragraph-rsid="060f128b"/>
    </style:style>
    <style:style style:name="P6" style:family="paragraph" style:parent-style-name="Text_20_body">
      <style:text-properties officeooo:rsid="05f8bd4a" officeooo:paragraph-rsid="060f128b"/>
    </style:style>
    <style:style style:name="P7" style:family="paragraph" style:parent-style-name="Text_20_body">
      <style:text-properties officeooo:rsid="0609cebf" officeooo:paragraph-rsid="0611b8eb"/>
    </style:style>
    <style:style style:name="P8" style:family="paragraph" style:parent-style-name="Text_20_body">
      <style:text-properties officeooo:rsid="061e92a7" officeooo:paragraph-rsid="061e92a7"/>
    </style:style>
    <style:style style:name="P9" style:family="paragraph" style:parent-style-name="Text_20_body">
      <style:text-properties officeooo:rsid="060f128b" officeooo:paragraph-rsid="0620aaf8"/>
    </style:style>
    <style:style style:name="P10" style:family="paragraph" style:parent-style-name="Text_20_body">
      <style:text-properties officeooo:rsid="05d80ef2" officeooo:paragraph-rsid="0621f346"/>
    </style:style>
    <style:style style:name="P11" style:family="paragraph" style:parent-style-name="Text_20_body">
      <style:text-properties officeooo:rsid="0606e134" officeooo:paragraph-rsid="0621f346"/>
    </style:style>
    <style:style style:name="P12" style:family="paragraph" style:parent-style-name="Text_20_body">
      <style:text-properties officeooo:rsid="0625c719" officeooo:paragraph-rsid="0621f346"/>
    </style:style>
    <style:style style:name="P13" style:family="paragraph" style:parent-style-name="Text_20_body">
      <style:text-properties officeooo:paragraph-rsid="0621f346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621f346"/>
    </style:style>
    <style:style style:name="P15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21f346" style:font-size-asian="12pt" style:font-name-complex="David CLM" style:font-size-complex="12pt"/>
    </style:style>
    <style:style style:name="P1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21f346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17" style:family="paragraph" style:parent-style-name="Text_20_body" style:list-style-name="L1">
      <style:text-properties officeooo:rsid="060f128b" officeooo:paragraph-rsid="0620aaf8"/>
    </style:style>
    <style:style style:name="P18" style:family="paragraph" style:parent-style-name="Text_20_body">
      <style:text-properties officeooo:rsid="0625c719" officeooo:paragraph-rsid="0621f346"/>
    </style:style>
    <style:style style:name="P19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Courier New"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P22" style:family="paragraph" style:parent-style-name="Text_20_body" style:list-style-name="L2">
      <style:paragraph-properties fo:margin-top="0in" fo:margin-bottom="0in" loext:contextual-spacing="false" fo:line-height="120%" fo:text-align="end" style:justify-single-word="false" style:writing-mode="rl-tb">
        <style:tab-stops>
          <style:tab-stop style:position="0.5in"/>
        </style:tab-stops>
      </style:paragraph-properties>
    </style:style>
    <style:style style:name="P23" style:family="paragraph" style:parent-style-name="Text_20_body" style:list-style-name="L3">
      <style:paragraph-properties fo:margin-top="0in" fo:margin-bottom="0in" loext:contextual-spacing="false" fo:line-height="120%" fo:text-align="end" style:justify-single-word="false" style:writing-mode="rl-tb">
        <style:tab-stops>
          <style:tab-stop style:position="0.5in"/>
        </style:tab-stops>
      </style:paragraph-properties>
    </style:style>
    <style:style style:name="P24" style:family="paragraph" style:parent-style-name="Standard">
      <style:paragraph-properties fo:text-align="end" style:justify-single-word="false" style:writing-mode="rl-tb"/>
      <style:text-properties officeooo:rsid="05735d0c" officeooo:paragraph-rsid="0621f346"/>
    </style:style>
    <style:style style:name="P25" style:family="paragraph" style:parent-style-name="Heading_20_1">
      <style:paragraph-properties fo:line-height="100%"/>
      <style:text-properties officeooo:rsid="05226f8d" officeooo:paragraph-rsid="04af6545"/>
    </style:style>
    <style:style style:name="P26" style:family="paragraph" style:parent-style-name="Heading_20_2">
      <style:text-properties officeooo:rsid="061d27f9" officeooo:paragraph-rsid="0611b8eb"/>
    </style:style>
    <style:style style:name="P27" style:family="paragraph" style:parent-style-name="Heading_20_2">
      <style:text-properties officeooo:rsid="061e92a7" officeooo:paragraph-rsid="061e92a7"/>
    </style:style>
    <style:style style:name="P28" style:family="paragraph" style:parent-style-name="Heading_20_2">
      <style:text-properties officeooo:rsid="060f128b" officeooo:paragraph-rsid="0620aaf8"/>
    </style:style>
    <style:style style:name="P29" style:family="paragraph" style:parent-style-name="Heading_20_2">
      <style:text-properties officeooo:rsid="062227d4" officeooo:paragraph-rsid="0621f34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0b1cd7" style:font-weight-asian="normal" style:font-weight-complex="normal"/>
    </style:style>
    <style:style style:name="T3" style:family="text">
      <style:text-properties officeooo:rsid="05ff79ad"/>
    </style:style>
    <style:style style:name="T4" style:family="text">
      <style:text-properties officeooo:rsid="0607dae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604f03b" style:font-style-asian="italic" style:font-weight-asian="normal" style:font-style-complex="italic" style:font-weight-complex="normal"/>
    </style:style>
    <style:style style:name="T7" style:family="text">
      <style:text-properties officeooo:rsid="061d27f9"/>
    </style:style>
    <style:style style:name="T8" style:family="text">
      <style:text-properties officeooo:rsid="062b1aa3"/>
    </style:style>
    <style:style style:name="T9" style:family="text">
      <style:text-properties officeooo:rsid="061fe8c2"/>
    </style:style>
    <style:style style:name="T10" style:family="text">
      <style:text-properties officeooo:rsid="0621c7ae"/>
    </style:style>
    <style:style style:name="T11" style:family="text">
      <style:text-properties style:text-position="sub 58%"/>
    </style:style>
    <style:style style:name="T12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2dafc1" style:letter-kerning="true" style:font-style-asian="normal" style:font-weight-asian="normal" style:font-style-complex="normal" style:text-emphasize="none"/>
    </style:style>
    <style:style style:name="T16" style:family="text">
      <style:text-properties officeooo:rsid="0623ce0c"/>
    </style:style>
    <style:style style:name="T17" style:family="text">
      <style:text-properties fo:color="#00000a" style:font-name="Liberation Sans1" fo:font-size="14pt" fo:language="en" fo:country="US" style:font-name-asian="Noto Sans CJK SC Regular" style:font-size-asian="14pt" style:language-asian="en" style:country-asian="US" style:font-name-complex="Nachlieli CLM3" style:font-size-complex="14pt" style:language-complex="he" style:country-complex="IL"/>
    </style:style>
    <style:style style:name="T18" style:family="text">
      <style:text-properties fo:color="#00000a" style:font-name="Liberation Sans1" fo:font-size="14pt" fo:language="en" fo:country="US" style:font-name-asian="Noto Sans CJK SC Regular" style:font-size-asian="14pt" style:language-asian="en" style:country-asian="US" style:font-name-complex="Liberation Sans3" style:font-size-complex="14pt" style:language-complex="he" style:country-complex="IL"/>
    </style:style>
    <style:style style:name="T19" style:family="text">
      <style:text-properties fo:color="#00000a" style:font-name="Courier New" fo:font-size="12pt" fo:language="en" fo:country="US" style:font-size-asian="12pt" style:language-asian="en" style:country-asian="US" style:font-name-complex="Times New Roman (Hebrew)" style:font-size-complex="12pt" style:language-complex="he" style:country-complex="IL"/>
    </style:style>
    <style:style style:name="T20" style:family="text">
      <style:text-properties fo:color="#00000a" style:font-name="Courier New"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מטלה - חלוקת שכר-<text:span text:style-name="T3">דירה – שאלות נוספות</text:span></text:h>
      <text:p text:style-name="P3">שאלה <text:span text:style-name="T7">1: בעיית מכפלת הצריחים</text:span></text:p>
      <text:p text:style-name="P6">נתון לוח שחמט (8 על 8) שבו בכל משבצת כתוב מספר חיובי כלשהו.</text:p>
      <text:p text:style-name="P6"><text:span text:style-name="T4">עליכם להציב </text:span>שמונה צריחים על הלוח, כך שאף צריח לא מאיים על אף צריח אחר, ומכפלת המספרים הרשומים תחת הצריחים היא הגדולה ביותר.</text:p>
      <text:p text:style-name="P5">א. כיתבו את בעיית האופטימיזציה.</text:p>
      <text:p text:style-name="P5">ב. הדגימו את פתרון הבעיה על לוח קטן (3 על 3).</text:p>
      <text:p text:style-name="P26">כיסוי מינימלי</text:p>
      <text:p text:style-name="P7"><text:span text:style-name="T6">כ</text:span><text:span text:style-name="T5">יסוי (covering) </text:span><text:span text:style-name="T1">של גרף הוא תת-קבוצה של הצמתים בגרף, כך שכל קשת בגרף סמוכה לפחות לצומת אחד מתוך הקבוצה.</text:span></text:p>
      <text:p text:style-name="P7"><text:span text:style-name="T1">כיתבו בעיית אופטימיזציה למציאת כיסוי </text:span><text:span text:style-name="T2">מינימלי - כיסוי </text:span><text:span text:style-name="T1">עם מספר קטן ביותר של צמתים. הגדירו במדוייק מה הם המשתנים, מה הם האילוצים, ומה פונקציית המטרה.</text:span></text:p>
      <text:p text:style-name="P27">וקטור אגליטרי</text:p>
      <text:p text:style-name="P8">האם בחלוקה עם וקטור-מחירים אגליטרי יכולה להיות קנאה, כשיש שני שותפים ושני חדרים?</text:p>
      <text:p text:style-name="P28">בעיית תחנת המוניות</text:p>
      <text:p text:style-name="P9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xml:id="list346943555" text:style-name="L1">
        <text:list-item>
          <text:p text:style-name="P17">המרחק בין נהג i לבין נוסע j הוא: d[i,j] (ק"מ).</text:p>
        </text:list-item>
        <text:list-item>
          <text:p text:style-name="P17">המרחק בין נוסע j לבין היעד שלו הוא x[j] (ק"מ).</text:p>
        </text:list-item>
        <text:list-item>
          <text:p text:style-name="P17">מחיר של דלק לקילומטר הוא p (ש"ח).</text:p>
        </text:list-item>
      </text:list>
      <text:p text:style-name="P9">כיתבו פקודה בשפת <text:span text:style-name="T8">פייתון</text:span> שתעזור לתחנה למצוא את ההשמה הזולה ביותר של נהגים לנוסעים.</text:p>
      <text:p text:style-name="P10"/>
      <text:p text:style-name="P10"/>
      <text:p text:style-name="P4">סכום מחירים מקסימלי</text:p>
      <text:p text:style-name="P11">נניח שמצאנו השמה <text:span text:style-name="T9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14">Maximize <text:s text:c="3"/><text:span text:style-name="T10">Su</text:span>m<text:span text:style-name="T11">i</text:span> p[i]</text:p>
      <text:p text:style-name="P14">Such that <text:s text:c="2"/>For all i, j: w[d[i], i] - p[i] ≥ w[d[i], j] - p[j]</text:p>
      <text:p text:style-name="P15"><text:soft-page-break/><text:span text:style-name="T13">א</text:span><text:span text:style-name="T12">. מה הבעיה בתוכנית זו? (</text:span><text:span text:style-name="T14">אפשר לפתור סעיף זה בשתי דרכים: </text:span><text:span text:style-name="T12">להריץ ב</text:span><text:span text:style-name="T15">פייתון </text:span><text:span text:style-name="T14">ולראות </text:span><text:span text:style-name="T12">איזו הודעת שגיאה-מתקבלת</text:span><text:span text:style-name="T14">, או לנסות לפתור את הבעיה ידנית במקרים פרטיים ולזהות את הבעיה</text:span><text:span text:style-name="T12">).</text:span></text:p>
      <text:p text:style-name="P16">ב. איזה אילוץ אפשר להוסיף לתוכנית, כך שיתקבל פתרון הגיוני?</text:p>
      <text:p text:style-name="P29">חלוקת שכר-דירה – אלגוריתם spliddit<text:tab/></text:p>
      <text:p text:style-name="P13">בעזרת אתר spliddit, <text:span text:style-name="T16">חפשו בעיות חלוקת שכר-דירה עם שלושה שותפים ושכר-דירה חיובי, עם התכונות הבאות:</text:span></text:p>
      <text:p text:style-name="P12">א. כל השותפים משלמים בדיוק שליש משכר-הדירה;</text:p>
      <text:p text:style-name="P12">ב. שותף אחד משלם אפס, ושני השותפים האחרים משלמים בדיוק חצי משכר-הדירה;</text:p>
      <text:p text:style-name="P12">ג. שני שותפים משלמים אפס, והשותף השלישי משלם את כל שכר-הדירה;</text:p>
      <text:p text:style-name="P12">ד. אחד השותפים משלם מחיר שלילי.</text:p>
      <text:p text:style-name="P12"/>
      <text:p text:style-name="Heading_20_2">חלוקה הוגנת של ירושה עם בתים</text:p>
      <text:p text:style-name="P19"><text:span text:style-name="T19">איל הנדל</text:span><text:span text:style-name="T20">"</text:span><text:span text:style-name="T19">ן הנודע דונאלד דאק נפטר בשיבה טובה והוריש לארבעת ילדיו ארבעה בתים וכן סכום</text:span><text:span text:style-name="T20">-</text:span><text:span text:style-name="T19">כסף נכבד</text:span><text:span text:style-name="T20">.</text:span></text:p>
      <text:p text:style-name="P20"><text:span text:style-name="T19">עליכם לעזור להם לחלק ביניהם את הירושה בהתאם לדרישות הבאות</text:span><text:span text:style-name="T20">:</text:span></text:p>
      <text:list xml:id="list670531762" text:style-name="L2">
        <text:list-item>
          <text:p text:style-name="P22"><text:span text:style-name="T19">כל אחד מהיורשים מקבל בית אחד בדיוק </text:span><text:span text:style-name="T20">(</text:span><text:span text:style-name="T19">וסכום</text:span><text:span text:style-name="T20">-</text:span><text:span text:style-name="T19">כסף כלשהו</text:span><text:span text:style-name="T20">).</text:span></text:p>
        </text:list-item>
        <text:list-item>
          <text:p text:style-name="P22"><text:span text:style-name="T19">אף יורש לא מקנא ביורשים האחרים</text:span><text:span text:style-name="T20">.</text:span></text:p>
        </text:list-item>
        <text:list-item>
          <text:p text:style-name="P22"><text:span text:style-name="T19">כל העיזבון מחולק בין היורשים</text:span><text:span text:style-name="T20">.</text:span></text:p>
        </text:list-item>
      </text:list>
      <text:p text:style-name="P21"/>
      <text:p text:style-name="P19"><text:span text:style-name="T19">א</text:span><text:span text:style-name="T20">. </text:span><text:span text:style-name="T19">כיתבו אלגוריתם</text:span><text:span text:style-name="T20">, </text:span><text:span text:style-name="T19">בעברית או בפסאודו</text:span><text:span text:style-name="T20">-</text:span><text:span text:style-name="T19">קוד</text:span><text:span text:style-name="T20">, </text:span><text:span text:style-name="T19">הפותר את הבעיה</text:span><text:span text:style-name="T20">. </text:span><text:span text:style-name="T19">מותר להשתמש באלגוריתמים שנלמדו בכיתה</text:span><text:span text:style-name="T20">, </text:span><text:span text:style-name="T19">אולם יש להוכיח שהם אכן פותרים את הבעיה</text:span><text:span text:style-name="T20">.</text:span></text:p>
      <text:p text:style-name="P21"/>
      <text:p text:style-name="P20"><text:span text:style-name="T19">ב</text:span><text:span text:style-name="T20">. </text:span><text:span text:style-name="T19">הדגימו את האלגוריתם שכתבתם בסעיף א על מצב שבו ערכי הבתים בעיני היורשים הם </text:span><text:span text:style-name="T20">(</text:span><text:span text:style-name="T19">לפי הסדר</text:span><text:span text:style-name="T20">):</text:span></text:p>
      <text:list xml:id="list3833531905" text:style-name="L3">
        <text:list-item>
          <text:p text:style-name="P23"><text:span text:style-name="T19">בית</text:span><text:span text:style-name="T20">: <text:s text:c="4"/></text:span><text:span text:style-name="T19">א <text:s text:c="4"/>ב <text:s text:c="3"/>ג <text:s text:c="4"/>ד</text:span></text:p>
        </text:list-item>
        <text:list-item>
          <text:p text:style-name="P23"><text:span text:style-name="T19">מיקי</text:span><text:span text:style-name="T20">: <text:s text:c="2"/>20, 40, 60, 80</text:span></text:p>
        </text:list-item>
        <text:list-item>
          <text:p text:style-name="P23"><text:span text:style-name="T19">דייזי</text:span><text:span text:style-name="T20">: <text:s text:c="2"/>30, 50, 70, 90</text:span></text:p>
        </text:list-item>
        <text:list-item>
          <text:p text:style-name="P23"><text:span text:style-name="T19">גופי</text:span><text:span text:style-name="T20">: <text:s text:c="3"/>40, 20, 80, 60</text:span></text:p>
        </text:list-item>
        <text:list-item>
          <text:p text:style-name="P23"><text:span text:style-name="T19">פלוטו</text:span><text:span text:style-name="T20">: <text:s/>50, 30, 90, 70 <text:s/></text:span></text:p>
        </text:list-item>
      </text:list>
      <text:p text:style-name="P20"><text:span text:style-name="T19">וסכום הירושה הוא </text:span><text:span text:style-name="T20">1000. <text:s/></text:span><text:span text:style-name="T19">תארו בפירוט את פעולת האלגוריתם</text:span><text:span text:style-name="T20">. </text:span><text:span text:style-name="T19">הסבירו מי מקבל כל בית ואיך מתחלק הכסף</text:span><text:span text:style-name="T20">.</text:span></text:p>
      <text:p text:style-name="P2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Liberation Sans3" svg:font-family="'Liberation Sans'" style:font-adornments="Regular" style:font-pitch="variable"/>
    <style:font-face style:name="Nachlieli CLM3" svg:font-family="'Nachlieli CLM'" style:font-adornments="Regular" style:font-pitch="variable"/>
    <style:font-face style:name="Times New Roman" svg:font-family="'Times New Roman'" style:font-adornments="Regular" style:font-pitch="variable"/>
    <style:font-face style:name="Times New Roman (Hebrew)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2-22T19:38:02.163000000</dc:date>
    <meta:editing-duration>P11DT5H39M45S</meta:editing-duration>
    <meta:editing-cycles>1394</meta:editing-cycles>
    <meta:document-statistic meta:table-count="0" meta:image-count="0" meta:object-count="0" meta:page-count="2" meta:paragraph-count="45" meta:word-count="488" meta:character-count="2664" meta:non-whitespace-character-count="2196"/>
  </office:meta>
</office:document-meta>
</file>